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language="nl" fo:country="NL"/>
    </style:style>
  </office:automatic-styles>
  <office:body>
    <office:text text:use-soft-page-breaks="true">
      <text:p text:style-name="P1">Bronnen</text:p>
      <text:p text:style-name="P2"/>
      <text:p text:style-name="P3"/>
      <text:p text:style-name="Normal">Login Page:<text:s/><text:a xlink:href="https://www.youtube.com/watch?v=p1GmFCGuVjw" office:target-frame-name="_top" xlink:show="replace"><text:span text:style-name="Hyperlink">https://www.youtube.com/watch?v=p1GmFCGuVjw</text:span></text:a></text:p>
      <text:p text:style-name="Normal">Avatar kiezen optie page:<text:s/><text:a xlink:href="https://www.youtube.com/watch?v=OAPRagDr4pU" office:target-frame-name="_top" xlink:show="replace"><text:span text:style-name="Hyperlink">https://www.youtube.com/watch?v=OAPRagDr4pU</text:span></text:a></text:p>
      <text:p text:style-name="Normal">Grid:<text:s/><text:a xlink:href="https://youtu.be/TUD1AWZVgQ8?t=741" office:target-frame-name="_top" xlink:show="replace"><text:span text:style-name="Hyperlink">https://youtu.be/TUD1AWZVgQ8?t=741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ssim Bouhdifi</meta:initial-creator>
    <dc:creator>Wassim Bouhdifi</dc:creator>
    <meta:creation-date>2023-03-10T18:58:00Z</meta:creation-date>
    <dc:date>2023-03-14T20:20:00Z</dc:date>
    <meta:template xlink:href="Normal.dotm" xlink:type="simple"/>
    <meta:editing-cycles>3</meta:editing-cycles>
    <meta:editing-duration>PT180S</meta:editing-duration>
    <meta:document-statistic meta:page-count="1" meta:paragraph-count="1" meta:word-count="54" meta:character-count="353" meta:row-count="2" meta:non-whitespace-character-count="300"/>
  </office:meta>
</office:document-meta>
</file>